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MA TORRES, GERMAN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2418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64244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MA TORRES GERMAN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241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OLAR HIDALGO, MARIO NE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94333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8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4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9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3:29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